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bcaa6" officeooo:paragraph-rsid="001bcaa6"/>
    </style:style>
    <style:style style:name="P2" style:family="paragraph" style:parent-style-name="Standard">
      <style:text-properties officeooo:rsid="001cf358" officeooo:paragraph-rsid="001cf35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eini es una herramienta que se usa “legalmente” para comprobar la seguridad de nuestra red, pero claro la gente lo usa para poder descifrar las contraseñas de las redes Wi-Fi de las proxmidades.</text:p>
      <text:p text:style-name="P1"/>
      <text:p text:style-name="P1">Beini es un mini-sitema operativo en base linux o (Based on Tiny core Linux) es decir que tiene un kernel de Linux a de mas de que su terminal es bash, este sistema operativo utiliza un metodo llamado fuerza bruta o (bruteforce) que consiste en probar todas las combinaciones posibles de caracteres para poder adivinar la contraseña de un router Wi-Fi.</text:p>
      <text:p text:style-name="P1"/>
      <text:p text:style-name="P1">El programa se puede usar desde muchas plataformas, grabándolo en un cd, en un pen con cualquier utilidad para hacer un dispositivo booteable, como por ejemplo Unetbootin, usando la iso como un cd en una maquina virtual.</text:p>
      <text:p text:style-name="P1"/>
      <text:p text:style-name="P1">El uso de Beini conlleva unas limitaciones, ya que no todas las versiones de Beini son compatibles con todas las maquina existentes, tanto reales como virtuales, ademas de que no todas las tarjetas de red son compatibles con el programa, existen varias versiones de Beini, la mas reciente es la 1.2.5 que soporta más modelos de tarjetas de red y implementa la utilidad de inflator para saltar wps.</text:p>
      <text:p text:style-name="P1"/>
      <text:p text:style-name="P2">Aunque el programa pueda saltarse redes Wep Wpa y Wpa2 no tarda el mismo tiempo en hacerlo, dependiendo de el estandar de seguridad, tardara mas o meno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04T20:40:19.773000000</meta:creation-date>
    <dc:date>2016-12-04T21:00:07.686000000</dc:date>
    <meta:editing-duration>PT4M22S</meta:editing-duration>
    <meta:editing-cycles>1</meta:editing-cycles>
    <meta:document-statistic meta:table-count="0" meta:image-count="0" meta:object-count="0" meta:page-count="1" meta:paragraph-count="5" meta:word-count="226" meta:character-count="1317" meta:non-whitespace-character-count="1096"/>
    <meta:generator>LibreOffice/5.1.6.2$Windows_x86 LibreOffice_project/07ac168c60a517dba0f0d7bc7540f5afa45f0909</meta:generator>
  </office:meta>
</office:document-meta>
</file>